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normal">
      <style:paragraph-properties fo:text-align="center" style:justify-single-word="false"/>
    </style:style>
    <style:style style:name="P2" style:family="paragraph" style:parent-style-name="normal">
      <style:paragraph-properties fo:text-align="justify" style:justify-single-word="false"/>
    </style:style>
    <style:style style:name="P3" style:family="paragraph" style:parent-style-name="normal" style:list-style-name="WWNum1">
      <loext:graphic-properties draw:fill="solid" draw:fill-color="#ffffff"/>
      <style:paragraph-properties fo:margin-left="0.5in" fo:margin-right="0in" fo:margin-top="0in" fo:margin-bottom="0.111in" loext:contextual-spacing="false" fo:line-height="100%" fo:text-align="justify" style:justify-single-word="false" fo:text-indent="-0.25in" style:auto-text-indent="false" fo:background-color="#ffffff"/>
    </style:style>
    <style:style style:name="P4" style:family="paragraph" style:parent-style-name="normal" style:list-style-name="WWNum1">
      <loext:graphic-properties draw:fill="solid" draw:fill-color="#ffffff"/>
      <style:paragraph-properties fo:margin-left="0.5in" fo:margin-right="0in" fo:margin-top="0in" fo:margin-bottom="0in" loext:contextual-spacing="false" fo:line-height="100%" fo:text-align="justify" style:justify-single-word="false" fo:text-indent="-0.25in" style:auto-text-indent="false" fo:background-color="#ffffff"/>
    </style:style>
    <style:style style:name="P5" style:family="paragraph" style:parent-style-name="normal">
      <loext:graphic-properties draw:fill="solid" draw:fill-color="#ffffff"/>
      <style:paragraph-properties fo:margin-left="0.5in" fo:margin-right="0in" fo:margin-top="0in" fo:margin-bottom="0.111in" loext:contextual-spacing="false" fo:line-height="100%" fo:text-align="justify" style:justify-single-word="false" fo:text-indent="0in" style:auto-text-indent="false" fo:background-color="#ffffff"/>
    </style:style>
    <style:style style:name="P6" style:family="paragraph" style:parent-style-name="normal" style:list-style-name="WWNum1">
      <loext:graphic-properties draw:fill="solid" draw:fill-color="#ffffff"/>
      <style:paragraph-properties fo:margin-left="1in" fo:margin-right="0in" fo:margin-top="0in" fo:margin-bottom="0.111in" loext:contextual-spacing="false" fo:line-height="100%" fo:text-align="justify" style:justify-single-word="false" fo:text-indent="-0.25in" style:auto-text-indent="false" fo:background-color="#ffffff"/>
    </style:style>
    <style:style style:name="P7" style:family="paragraph" style:parent-style-name="normal" style:list-style-name="WWNum1">
      <loext:graphic-properties draw:fill="solid" draw:fill-color="#ffffff"/>
      <style:paragraph-properties fo:margin-left="1in" fo:margin-right="0in" fo:margin-top="0in" fo:margin-bottom="0.111in" loext:contextual-spacing="false" fo:line-height="100%" fo:text-align="justify" style:justify-single-word="false" fo:text-indent="-0.25in" style:auto-text-indent="false" fo:background-color="#ffffff"/>
      <style:text-properties officeooo:paragraph-rsid="0015b02d"/>
    </style:style>
    <style:style style:name="P8" style:family="paragraph" style:parent-style-name="normal">
      <loext:graphic-properties draw:fill="solid" draw:fill-color="#ffffff"/>
      <style:paragraph-properties fo:margin-left="1in" fo:margin-right="0in" fo:margin-top="0in" fo:margin-bottom="0.111in" loext:contextual-spacing="false" fo:line-height="100%" fo:text-align="justify" style:justify-single-word="false" fo:text-indent="0in" style:auto-text-indent="false" fo:background-color="#ffffff"/>
    </style:style>
    <style:style style:name="P9" style:family="paragraph" style:parent-style-name="normal">
      <loext:graphic-properties draw:fill="solid" draw:fill-color="#ffffff"/>
      <style:paragraph-properties fo:margin-left="1in" fo:margin-right="0in" fo:margin-top="0in" fo:margin-bottom="0.111in" loext:contextual-spacing="false" fo:line-height="100%" fo:text-align="justify" style:justify-single-word="false" fo:text-indent="0in" style:auto-text-indent="false" fo:background-color="#ffffff"/>
      <style:text-properties officeooo:paragraph-rsid="00141e9c"/>
    </style:style>
    <style:style style:name="P10" style:family="paragraph" style:parent-style-name="normal">
      <loext:graphic-properties draw:fill="solid" draw:fill-color="#ffffff"/>
      <style:paragraph-properties fo:margin-left="1in" fo:margin-right="0in" fo:margin-top="0in" fo:margin-bottom="0.111in" loext:contextual-spacing="false" fo:line-height="100%" fo:text-align="justify" style:justify-single-word="false" fo:text-indent="0in" style:auto-text-indent="false" fo:background-color="#ffffff"/>
      <style:text-properties officeooo:paragraph-rsid="0015b02d"/>
    </style:style>
    <style:style style:name="P11" style:family="paragraph" style:parent-style-name="normal">
      <loext:graphic-properties draw:fill="solid" draw:fill-color="#ffffff"/>
      <style:paragraph-properties fo:margin-left="1in" fo:margin-right="0in" fo:margin-top="0in" fo:margin-bottom="0.111in" loext:contextual-spacing="false" fo:line-height="100%" fo:text-align="justify" style:justify-single-word="false" fo:text-indent="0in" style:auto-text-indent="false" fo:background-color="#ffffff"/>
      <style:text-properties officeooo:rsid="0015b02d" officeooo:paragraph-rsid="0015b02d"/>
    </style:style>
    <style:style style:name="P12" style:family="paragraph" style:parent-style-name="normal">
      <loext:graphic-properties draw:fill="solid" draw:fill-color="#ffffff"/>
      <style:paragraph-properties fo:margin-top="0in" fo:margin-bottom="0.111in" loext:contextual-spacing="false" fo:line-height="100%" fo:text-align="justify" style:justify-single-word="false" fo:background-color="#ffffff"/>
    </style:style>
    <style:style style:name="P13" style:family="paragraph" style:parent-style-name="normal" style:master-page-name="Standard">
      <style:paragraph-properties fo:text-align="center" style:justify-single-word="false" style:page-number="1"/>
    </style:style>
    <style:style style:name="T1" style:family="text">
      <style:text-properties fo:font-weight="bold" style:font-weight-asian="bold"/>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style:text-underline-style="none" officeooo:rsid="0015b02d"/>
    </style:style>
    <style:style style:name="T5" style:family="text">
      <style:text-properties officeooo:rsid="00141e9c"/>
    </style:style>
    <style:style style:name="T6" style:family="text">
      <style:text-properties officeooo:rsid="0015155e"/>
    </style:style>
    <style:style style:name="T7" style:family="text">
      <style:text-properties officeooo:rsid="0015b02d"/>
    </style:style>
    <style:style style:name="T8" style:family="text">
      <style:text-properties officeooo:rsid="0017a2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CSCE 311 –</text:span> <text:span text:style-name="T1">Operating Systems</text:span></text:p>
      <text:p text:style-name="P1">Project 3 - Alternative Assignment</text:p>
      <text:p text:style-name="P1"><text:span text:style-name="T2">Deadlocks</text:span></text:p>
      <text:p text:style-name="P1">55 Points</text:p>
      <text:p text:style-name="P2"><text:span text:style-name="T1">Assigned on</text:span>: <text:s text:c="3"/>November 18th, 2020 </text:p>
      <text:p text:style-name="P2"><text:span text:style-name="T1">Due</text:span>: <text:s text:c="18"/>November 24th, 2020 @ 11:59 pm </text:p>
      <text:p text:style-name="P2"><text:span text:style-name="T1">Deliverable:<text:tab/></text:span> <text:s text:c="2"/>PDF or Doc(x) or Odt of your answers to the following. </text:p>
      <text:p text:style-name="P2"/>
      <text:list xml:id="list4150928844" text:style-name="WWNum1">
        <text:list-item>
          <text:p text:style-name="P3">(30 pts - 5 pts each - 1 pt for marking each as safe or unsafe and then 4 additional points for an explanation of why it is safe (make sure to describe any special circumstances that would need to hold) or why it is unsafe (what kind of issues the action might cause)) </text:p>
        </text:list-item>
      </text:list>
      <text:p text:style-name="P5">In a real computer system, neither the resources available nor the demand of the threads for resources are consistent over long periods (let’s say months). Resources break or are replaced, new processes and threads come and go and new resources are bought and added to the system. </text:p>
      <text:p text:style-name="P5">If deadlock is controlled by the banker’s algorithm, which of the following changes can be made safely (without introducing the possibility of deadlock), and under what circumstances?</text:p>
      <text:list xml:id="list152909195057401" text:continue-numbering="true" text:style-name="WWNum1">
        <text:list-item>
          <text:list>
            <text:list-item>
              <text:p text:style-name="P6">Increase Available (add new resources)</text:p>
            </text:list-item>
          </text:list>
        </text:list-item>
      </text:list>
      <text:p text:style-name="P9"><text:span text:style-name="T5">Safe, no possible deadlock is introduced due to the extra reasource avalible for allocation to any thread.</text:span></text:p>
      <text:list xml:id="list152910471240844" text:continue-numbering="true" text:style-name="WWNum1">
        <text:list-item>
          <text:list>
            <text:list-item>
              <text:p text:style-name="P6">Decrease Available (resources permanently removed from system)</text:p>
            </text:list-item>
          </text:list>
        </text:list-item>
      </text:list>
      <text:p text:style-name="P12"><text:tab/><text:tab/><text:span text:style-name="T5">Unsafe, possible introductiion of deadlock, consider three threads and four reasources, if each thread needs two resourecs and each is allocated one than this is a safe state because one thread will <text:s/>recieve its second resource and run realsing its two resources allowing the other threads to run. Upon removing one the system is put into deadlock as all three threads have one allocated </text:span><text:span text:style-name="T6">resource and are waiting fro another that does not exsist.</text:span></text:p>
      <text:list xml:id="list152909835581812" text:continue-numbering="true" text:style-name="WWNum1">
        <text:list-item>
          <text:list>
            <text:list-item>
              <text:p text:style-name="P6">Increase Max for one thread (the thread needs or wants more resources than allowed)</text:p>
            </text:list-item>
          </text:list>
        </text:list-item>
      </text:list>
      <text:p text:style-name="P12"><text:tab/><text:tab/><text:span text:style-name="T6">Unsafe, possible deadlock introduced. Consider three threads, four resources, and a need of two for each thread, if each thread is allocated one reasource then can all run one can run, release its resources and allow the others too run. If one thread suddenly needs three resources and is granted to while the other threads each get one the system will be in deadlock.</text:span></text:p>
      <text:list xml:id="list152909584913685" text:continue-numbering="true" text:style-name="WWNum1">
        <text:list-item>
          <text:list>
            <text:list-item>
              <text:p text:style-name="P6">Decrease Max for one thread (the thread decides it does not need that many resources) </text:p>
            </text:list-item>
          </text:list>
        </text:list-item>
      </text:list>
      <text:p text:style-name="P12"><text:tab/><text:tab/><text:span text:style-name="T6">Safe, no possible deadlock. This will always decrease the strain on a system. Consider two threads, three resources, and a need of three for each. If each is allocated one than neither can run as one thread will have two and the other one. If the max of one is deacresed to two, then it will be able to run and release its allocated threads, freeing the other thread to run.</text:span></text:p>
      <text:p text:style-name="P12"/>
      <text:p text:style-name="P12"><text:soft-page-break/></text:p>
      <text:p text:style-name="P12"/>
      <text:p text:style-name="P12"/>
      <text:list xml:id="list152909277525209" text:continue-numbering="true" text:style-name="WWNum1">
        <text:list-item>
          <text:list>
            <text:list-item>
              <text:p text:style-name="P6">Increase the number of threads</text:p>
            </text:list-item>
          </text:list>
        </text:list-item>
      </text:list>
      <text:p text:style-name="P12"><text:tab/><text:tab/><text:span text:style-name="T6">Unsafe, will always increase strain on system. The demand on the exsisting resources will be increased and possibly lead to deadlock.</text:span></text:p>
      <text:list xml:id="list152910577894637" text:continue-numbering="true" text:style-name="WWNum1">
        <text:list-item>
          <text:list>
            <text:list-item>
              <text:p text:style-name="P6">Decrease the number of threads</text:p>
            </text:list-item>
          </text:list>
        </text:list-item>
      </text:list>
      <text:p text:style-name="P5"><text:tab/><text:span text:style-name="T6">safe, will always ease strain on system. The demand on the exsiting resources will be decreased avoiding deadlock</text:span></text:p>
      <text:p text:style-name="P5"/>
      <text:list xml:id="list152910732825345" text:continue-numbering="true" text:style-name="WWNum1">
        <text:list-item>
          <text:p text:style-name="P4">(20 pts) A single lane bridge connects two Vermont villages. Farmers in the two villages use this bridge to deliver their produce to the neighboring town. The bridge can become deadlocked if a northbound and a southbound farmer get on the bridge at the same time. </text:p>
          <text:list>
            <text:list-item>
              <text:p text:style-name="P6">(15 pts) Using semaphores and/or mutex locks, design an algorithm in pseudocode that prevents deadlock. You do not need to worry about starvation in this code. </text:p>
            </text:list-item>
          </text:list>
        </text:list-item>
      </text:list>
      <text:p text:style-name="P10"><text:span text:style-name="T7">Semaphore cross = 1;</text:span></text:p>
      <text:p text:style-name="P11">void enter() {</text:p>
      <text:p text:style-name="P11"><text:tab/>P(cross);</text:p>
      <text:p text:style-name="P11">}</text:p>
      <text:p text:style-name="P11">void exit() {</text:p>
      <text:p text:style-name="P11"><text:tab/>V(cross);</text:p>
      <text:p text:style-name="P10"><text:span text:style-name="T7">}</text:span></text:p>
      <text:list xml:id="list152910939996151" text:continue-numbering="true" text:style-name="WWNum1">
        <text:list-item>
          <text:list>
            <text:list-item>
              <text:p text:style-name="P6">(5 pts) Discuss how you might modify your code to prevent starvation and ensure fair usage of the bridge. </text:p>
              <text:p text:style-name="P7"><text:span text:style-name="T4">By specifying the side that the car is entering from, south enter and north enter, as well as introducing a variable to keep track of cars on the bridge, south on and north on. Two conditionals can be introduced that determine wether it is north or souths turn to cross. By updating these conditionals based on the four variable listed above an alternating pattern can be constructed that avoids starvation and ensures fair usage of the bridge.</text:span></text:p>
            </text:list-item>
          </text:list>
        </text:list-item>
        <text:list-item>
          <text:p text:style-name="P3">(5 pts) Consider a system consisting of four resources of the same type that are shared by three threads, each of which needs at most two resources. If your computer has two cores on which to run threads, show that the system is deadlock free. </text:p>
        </text:list-item>
      </text:list>
      <text:p text:style-name="P11">This system is deadlcok free. <text:span text:style-name="T8">Suppose the system is in deadlock, each thread on the cpu will be allocated one thread and be waiting for one more. If either are given a second resource then the will run a release their resoures back to other threads, allowing each to be loaded onto the CPU and run.</text:span></text:p>
      <text:p text:style-name="P8"><text:soft-page-break/></text:p>
      <text:p text:style-name="P8"/>
      <text:p text:style-name="P8"/>
      <text:p text:style-name="P8"/>
      <text:p text:style-name="P8"/>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1-24T15:29:08.758259621</dc:date>
    <meta:editing-duration>PT3M21S</meta:editing-duration>
    <meta:editing-cycles>1</meta:editing-cycles>
    <meta:document-statistic meta:table-count="0" meta:image-count="0" meta:object-count="0" meta:page-count="3" meta:paragraph-count="35" meta:word-count="774" meta:character-count="4459" meta:non-whitespace-character-count="3684"/>
    <meta:generator>LibreOffice/6.4.6.2$Linux_X86_64 LibreOffice_project/40$Build-2</meta:generator>
  </office:meta>
</office:document-meta>
</file>